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33cm"/>
    </style:style>
    <style:style style:name="co2" style:family="table-column">
      <style:table-column-properties fo:break-before="auto" style:column-width="4.066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22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number-columns-repeated="2" table:default-cell-style-name="ce11"/>
        <table:table-column table:style-name="co5" table:default-cell-style-name="ce11"/>
        <table:table-row table:style-name="ro1">
          <table:table-cell table:style-name="ce10" office:value-type="string" calcext:value-type="string">
            <text:p>Magnitud</text:p>
          </table:table-cell>
          <table:table-cell table:style-name="ce10" office:value-type="string" calcext:value-type="string">
            <text:p>Parámetro</text:p>
          </table:table-cell>
          <table:table-cell table:style-name="ce10" office:value-type="string" calcext:value-type="string">
            <text:p>Experimento</text:p>
          </table:table-cell>
          <table:table-cell table:style-name="ce10" office:value-type="string" calcext:value-type="string">
            <text:p>Unidades</text:p>
          </table:table-cell>
          <table:table-cell table:style-name="ce10" office:value-type="string" calcext:value-type="string">
            <text:p>Simulación</text:p>
          </table:table-cell>
          <table:table-cell table:style-name="ce10"/>
        </table:table-row>
        <table:table-row table:style-name="ro1">
          <table:table-cell office:value-type="string" calcext:value-type="string">
            <text:p>Longitud</text:p>
          </table:table-cell>
          <table:table-cell office:value-type="string" calcext:value-type="string">
            <text:p>Diámetro de móviles (d)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sa</text:p>
          </table:table-cell>
          <table:table-cell office:value-type="string" calcext:value-type="string">
            <text:p>Masa de móviles (m)</text:p>
          </table:table-cell>
          <table:table-cell table:style-name="ce12" office:value-type="float" office:value="0.00021" calcext:value-type="float">
            <text:p>2,10E-04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sqrt(d/g) (t)</text:p>
          </table:table-cell>
          <table:table-cell table:formula="of:=SQRT([.C2]/[.C5])" office:value-type="float" office:value="0.0225876975726313" calcext:value-type="float">
            <text:p>0,022587697572631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eleración</text:p>
          </table:table-cell>
          <table:table-cell office:value-type="string" calcext:value-type="string">
            <text:p>gravedad (g)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m/s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locidad</text:p>
          </table:table-cell>
          <table:table-cell office:value-type="string" calcext:value-type="string">
            <text:p>d/t</text:p>
          </table:table-cell>
          <table:table-cell table:formula="of:=[.C2]/[.C4]" office:value-type="float" office:value="0.221359436211787" calcext:value-type="float">
            <text:p>0,221359436211787</text:p>
          </table:table-cell>
          <table:table-cell office:value-type="string" calcext:value-type="string">
            <text:p>m/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erza</text:p>
          </table:table-cell>
          <table:table-cell office:value-type="string" calcext:value-type="string">
            <text:p>mg (F)</text:p>
          </table:table-cell>
          <table:table-cell table:formula="of:=[.C3]*[.C5]" office:value-type="float" office:value="0.002058" calcext:value-type="float">
            <text:p>0,002058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mplitud</text:p>
          </table:table-cell>
          <table:table-cell office:value-type="string" calcext:value-type="string">
            <text:p>Gamm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Frecuencia base (f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z</text:p>
          </table:table-cell>
          <table:table-cell table:formula="of:=[.C10]*[.C4]" office:value-type="float" office:value="0.451753951452626" calcext:value-type="float">
            <text:p>0,451753951452626</text:p>
          </table:table-cell>
          <table:table-cell office:value-type="string" calcext:value-type="string">
            <text:p>f t</text:p>
          </table:table-cell>
        </table:table-row>
        <table:table-row table:style-name="ro1">
          <table:table-cell office:value-type="string" calcext:value-type="string">
            <text:p>Frec. Angular</text:p>
          </table:table-cell>
          <table:table-cell office:value-type="string" calcext:value-type="string">
            <text:p>omega (w)</text:p>
          </table:table-cell>
          <table:table-cell table:formula="of:=2*PI()*[.C10]" office:value-type="float" office:value="125.663706143592" calcext:value-type="float">
            <text:p>125,663706143592</text:p>
          </table:table-cell>
          <table:table-cell office:value-type="string" calcext:value-type="string">
            <text:p>rad/s</text:p>
          </table:table-cell>
          <table:table-cell table:style-name="Default" table:formula="of:=[.C11]*[.C4]" office:value-type="float" office:value="2.83845379022746" calcext:value-type="float">
            <text:p>2,83845379022746</text:p>
          </table:table-cell>
          <table:table-cell office:value-type="string" calcext:value-type="string">
            <text:p>w 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imestep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</table:table-row>
        <table:table-row table:style-name="ro1">
          <table:table-cell office:value-type="string" calcext:value-type="string">
            <text:p>pasos por per.</text:p>
          </table:table-cell>
          <table:table-cell table:number-columns-repeated="2"/>
          <table:table-cell table:style-name="ce13"/>
          <table:table-cell table:style-name="ce13" table:formula="of:=1/[.E10]/[.E13]" office:value-type="float" office:value="442.718872423573" calcext:value-type="float">
            <text:p>442,7189</text:p>
          </table:table-cell>
          <table:table-cell/>
        </table:table-row>
        <table:table-row table:style-name="ro1">
          <table:table-cell office:value-type="string" calcext:value-type="string">
            <text:p>tiempo sim/T</text:p>
          </table:table-cell>
          <table:table-cell table:number-columns-repeated="2"/>
          <table:table-cell table:style-name="ce13"/>
          <table:table-cell table:style-name="ce13" table:formula="of:=[.E14]*[.E13]" office:value-type="float" office:value="2.21359436211787" calcext:value-type="float">
            <text:p>2,2136</text:p>
          </table:table-cell>
          <table:table-cell table:style-name="ce14"/>
        </table:table-row>
        <table:table-row table:style-name="ro1">
          <table:table-cell office:value-type="string" calcext:value-type="string">
            <text:p>Tiempo sim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[.C16]/[.C4]" office:value-type="float" office:value="442.718872423573" calcext:value-type="float">
            <text:p>442,718872423573</text:p>
          </table:table-cell>
          <table:table-cell/>
        </table:table-row>
        <table:table-row table:style-name="ro1">
          <table:table-cell office:value-type="string" calcext:value-type="string">
            <text:p>Per. Muestreo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C17]*[.E15]" office:value-type="float" office:value="8.85437744847148" calcext:value-type="float">
            <text:p>8,85437744847148</text:p>
          </table:table-cell>
          <table:table-cell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0129" number:language="en" number:country="US" loext:transliteration-spellout="ARS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ARS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ARS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ARS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 style:data-style-name="N2" text:time-value="11:15:30.7555985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22T12:00:41.543455244</meta:creation-date>
    <dc:date>2025-10-06T11:15:45.041762327</dc:date>
    <meta:editing-duration>PT13H16M3S</meta:editing-duration>
    <meta:editing-cycles>17</meta:editing-cycles>
    <meta:generator>LibreOffice/25.8.1.1$Linux_X86_64 LibreOffice_project/580$Build-1</meta:generator>
    <meta:document-statistic meta:table-count="1" meta:cell-count="64" meta:object-count="0"/>
  </office:meta>
</office:document-meta>
</file>